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1.1228in"/>
    </style:style>
    <style:style style:name="co3" style:family="table-column">
      <style:table-column-properties fo:break-before="auto" style:column-width="1.5571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0.6299in"/>
    </style:style>
    <style:style style:name="co6" style:family="table-column">
      <style:table-column-properties fo:break-before="auto" style:column-width="1.28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0547in" svg:y="6.998in">
            <draw:object draw:notify-on-update-of-ranges="Sheet1.A28:Sheet1.A48 Sheet1.B28:Sheet1.B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502in" svg:height="5.8075in" svg:x="11.0717in" svg:y="0.5925in">
            <draw:object draw:notify-on-update-of-ranges="Sheet1.A2:Sheet1.A21 Sheet1.B1:Sheet1.B1 Sheet1.B2:Sheet1.B21 Sheet1.A2:Sheet1.A21 Sheet1.C1:Sheet1.C1 Sheet1.C2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ormalized_curvatur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Pantelis</text:p>
          </table:table-cell>
          <table:table-cell office:value-type="string" calcext:value-type="string">
            <text:p>durchschnitt</text:p>
          </table:table-cell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maxV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VERAGE([.B2:.C2])" office:value-type="float" office:value="50" calcext:value-type="float">
            <text:p>50</text:p>
          </table:table-cell>
          <table:table-cell table:style-name="ce2" office:value-type="string" calcext:value-type="string">
            <text:p>&lt;1100</text:p>
          </table:table-cell>
          <table:table-cell table:formula="of:=AVERAGE([.D2:.D3])" office:value-type="float" office:value="47.5" calcext:value-type="float">
            <text:p>47.5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AVERAGE([.B3:.C3])" office:value-type="float" office:value="45" calcext:value-type="float">
            <text:p>45</text:p>
          </table:table-cell>
          <table:table-cell table:style-name="ce2" office:value-type="string" calcext:value-type="string">
            <text:p>&lt;1100</text:p>
          </table:table-cell>
          <table:table-cell/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AVERAGE([.B4:.C4])" office:value-type="float" office:value="55" calcext:value-type="float">
            <text:p>55</text:p>
          </table:table-cell>
          <table:table-cell table:style-name="ce2" office:value-type="string" calcext:value-type="string">
            <text:p>&lt;1200</text:p>
          </table:table-cell>
          <table:table-cell table:formula="of:=AVERAGE([.D4:.D6])" office:value-type="float" office:value="52.5" calcext:value-type="float">
            <text:p>52.5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AVERAGE([.B5:.C5])" office:value-type="float" office:value="50" calcext:value-type="float">
            <text:p>50</text:p>
          </table:table-cell>
          <table:table-cell table:style-name="ce2" office:value-type="string" calcext:value-type="string">
            <text:p>&lt;1200</text:p>
          </table:table-cell>
          <table:table-cell/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AVERAGE([.B6:.C6])" office:value-type="float" office:value="52.5" calcext:value-type="float">
            <text:p>52.5</text:p>
          </table:table-cell>
          <table:table-cell table:style-name="ce2" office:value-type="string" calcext:value-type="string">
            <text:p>&lt;1200</text:p>
          </table:table-cell>
          <table:table-cell/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AVERAGE([.B7:.C7])" office:value-type="float" office:value="80" calcext:value-type="float">
            <text:p>80</text:p>
          </table:table-cell>
          <table:table-cell table:style-name="ce2" office:value-type="string" calcext:value-type="string">
            <text:p>&lt;400</text:p>
          </table:table-cell>
          <table:table-cell table:formula="of:=AVERAGE([.D7])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AVERAGE([.B8:.C8])" office:value-type="float" office:value="70" calcext:value-type="float">
            <text:p>70</text:p>
          </table:table-cell>
          <table:table-cell table:style-name="ce2" office:value-type="string" calcext:value-type="string">
            <text:p>&lt;500</text:p>
          </table:table-cell>
          <table:table-cell table:formula="of:=AVERAGE([.D8:.D13])" office:value-type="float" office:value="73.3333333333333" calcext:value-type="float">
            <text:p>73.3333333333333</text:p>
          </table:table-cell>
          <table:table-cell office:value-type="float" office:value="73.3333333333333" calcext:value-type="float">
            <text:p>73.333333333333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formula="of:=AVERAGE([.B9:.C9])" office:value-type="float" office:value="82.5" calcext:value-type="float">
            <text:p>82.5</text:p>
          </table:table-cell>
          <table:table-cell table:style-name="ce2" office:value-type="string" calcext:value-type="string">
            <text:p>&lt;500</text:p>
          </table:table-cell>
          <table:table-cell/>
          <table:table-cell office:value-type="float" office:value="73.3333333333333" calcext:value-type="float">
            <text:p>73.333333333333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AVERAGE([.B10:.C10])" office:value-type="float" office:value="85" calcext:value-type="float">
            <text:p>85</text:p>
          </table:table-cell>
          <table:table-cell table:style-name="ce2" office:value-type="string" calcext:value-type="string">
            <text:p>&lt;500</text:p>
          </table:table-cell>
          <table:table-cell/>
          <table:table-cell office:value-type="float" office:value="73.3333333333333" calcext:value-type="float">
            <text:p>73.333333333333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AVERAGE([.B11:.C11])" office:value-type="float" office:value="75" calcext:value-type="float">
            <text:p>75</text:p>
          </table:table-cell>
          <table:table-cell table:style-name="ce2" office:value-type="string" calcext:value-type="string">
            <text:p>&lt;500</text:p>
          </table:table-cell>
          <table:table-cell/>
          <table:table-cell office:value-type="float" office:value="73.3333333333333" calcext:value-type="float">
            <text:p>73.333333333333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AVERAGE([.B12:.C12])" office:value-type="float" office:value="62.5" calcext:value-type="float">
            <text:p>62.5</text:p>
          </table:table-cell>
          <table:table-cell table:style-name="ce2" office:value-type="string" calcext:value-type="string">
            <text:p>&lt;500</text:p>
          </table:table-cell>
          <table:table-cell/>
          <table:table-cell office:value-type="float" office:value="73.3333333333333" calcext:value-type="float">
            <text:p>73.333333333333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AVERAGE([.B13:.C13])" office:value-type="float" office:value="65" calcext:value-type="float">
            <text:p>65</text:p>
          </table:table-cell>
          <table:table-cell table:style-name="ce2" office:value-type="string" calcext:value-type="string">
            <text:p>&lt;500</text:p>
          </table:table-cell>
          <table:table-cell/>
          <table:table-cell office:value-type="float" office:value="73.3333333333333" calcext:value-type="float">
            <text:p>73.333333333333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AVERAGE([.B14:.C14])" office:value-type="float" office:value="75" calcext:value-type="float">
            <text:p>75</text:p>
          </table:table-cell>
          <table:table-cell table:style-name="ce2" office:value-type="string" calcext:value-type="string">
            <text:p>&lt;600</text:p>
          </table:table-cell>
          <table:table-cell table:formula="of:=AVERAGE([.D14])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AVERAGE([.B15:.C15])" office:value-type="float" office:value="67.5" calcext:value-type="float">
            <text:p>67.5</text:p>
          </table:table-cell>
          <table:table-cell table:style-name="ce2" office:value-type="string" calcext:value-type="string">
            <text:p>&lt;700</text:p>
          </table:table-cell>
          <table:table-cell table:formula="of:=AVERAGE([.D15:.D16])" office:value-type="float" office:value="66.25" calcext:value-type="float">
            <text:p>66.25</text:p>
          </table:table-cell>
          <table:table-cell office:value-type="float" office:value="66.25" calcext:value-type="float">
            <text:p>66.2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AVERAGE([.B16:.C16])" office:value-type="float" office:value="65" calcext:value-type="float">
            <text:p>65</text:p>
          </table:table-cell>
          <table:table-cell table:style-name="ce2" office:value-type="string" calcext:value-type="string">
            <text:p>&lt;700</text:p>
          </table:table-cell>
          <table:table-cell/>
          <table:table-cell office:value-type="float" office:value="66.25" calcext:value-type="float">
            <text:p>66.2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AVERAGE([.B17:.C17])" office:value-type="float" office:value="70" calcext:value-type="float">
            <text:p>70</text:p>
          </table:table-cell>
          <table:table-cell table:style-name="ce2" office:value-type="string" calcext:value-type="string">
            <text:p>&lt;800</text:p>
          </table:table-cell>
          <table:table-cell table:formula="of:=AVERAGE([.D17:.D20])" office:value-type="float" office:value="68.75" calcext:value-type="float">
            <text:p>68.75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AVERAGE([.B18:.C18])" office:value-type="float" office:value="75" calcext:value-type="float">
            <text:p>75</text:p>
          </table:table-cell>
          <table:table-cell table:style-name="ce2" office:value-type="string" calcext:value-type="string">
            <text:p>&lt;800</text:p>
          </table:table-cell>
          <table:table-cell/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AVERAGE([.B19:.C19])" office:value-type="float" office:value="70" calcext:value-type="float">
            <text:p>70</text:p>
          </table:table-cell>
          <table:table-cell table:style-name="ce2" office:value-type="string" calcext:value-type="string">
            <text:p>&lt;800</text:p>
          </table:table-cell>
          <table:table-cell/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AVERAGE([.B20:.C20])" office:value-type="float" office:value="60" calcext:value-type="float">
            <text:p>60</text:p>
          </table:table-cell>
          <table:table-cell table:style-name="ce2" office:value-type="string" calcext:value-type="string">
            <text:p>&lt;800</text:p>
          </table:table-cell>
          <table:table-cell/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AVERAGE([.B21:.C21])" office:value-type="float" office:value="60" calcext:value-type="float">
            <text:p>60</text:p>
          </table:table-cell>
          <table:table-cell table:style-name="ce2" office:value-type="string" calcext:value-type="string">
            <text:p>&lt;900</text:p>
          </table:table-cell>
          <table:table-cell table:formula="of:=AVERAGE([.D21]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lope</text:p>
          </table:table-cell>
          <table:table-cell table:formula="of:=SLOPE([.G2:.G21];[.A2:.A21])" office:value-type="float" office:value="-0.0347430096940324" calcext:value-type="float">
            <text:p>-0.0347430096940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cept</text:p>
          </table:table-cell>
          <table:table-cell table:formula="of:=INTERCEPT([.G2:.G21];[.A2:.A21])" office:value-type="float" office:value="90.9504647175101" calcext:value-type="float">
            <text:p>90.950464717510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ormalized_curvature</text:p>
          </table:table-cell>
          <table:table-cell office:value-type="string" calcext:value-type="string">
            <text:p>estimated_maxV [km/h]</text:p>
          </table:table-cell>
          <table:table-cell office:value-type="string" calcext:value-type="string">
            <text:p>estimated_maxV [tiles]</text:p>
          </table:table-cell>
          <table:table-cell office:value-type="string" calcext:value-type="string">
            <text:p>rounded_estimated_maxV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23]*[.A28]+[.B$24]" office:value-type="float" office:value="90.9504647175101" calcext:value-type="float">
            <text:p>90.9504647175101</text:p>
          </table:table-cell>
          <table:table-cell table:formula="of:=([.B28]*1000/3600)/3" office:value-type="float" office:value="8.42133932569538" calcext:value-type="float">
            <text:p>8.42133932569538</text:p>
          </table:table-cell>
          <table:table-cell table:style-name="ce1" table:formula="of:=[.C28]" office:value-type="float" office:value="8.4213393256953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23]*[.A29]+[.B$24]" office:value-type="float" office:value="87.4761637481068" calcext:value-type="float">
            <text:p>87.4761637481068</text:p>
          </table:table-cell>
          <table:table-cell table:formula="of:=([.B29]*1000/3600)/3" office:value-type="float" office:value="8.09964479149137" calcext:value-type="float">
            <text:p>8.09964479149137</text:p>
          </table:table-cell>
          <table:table-cell table:style-name="ce1" table:formula="of:=[.C29]" office:value-type="float" office:value="8.0996447914913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23]*[.A30]+[.B$24]" office:value-type="float" office:value="84.0018627787036" calcext:value-type="float">
            <text:p>84.0018627787036</text:p>
          </table:table-cell>
          <table:table-cell table:formula="of:=([.B30]*1000/3600)/3" office:value-type="float" office:value="7.77795025728737" calcext:value-type="float">
            <text:p>7.77795025728737</text:p>
          </table:table-cell>
          <table:table-cell table:style-name="ce1" table:formula="of:=[.C30]" office:value-type="float" office:value="7.77795025728737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$23]*[.A31]+[.B$24]" office:value-type="float" office:value="80.5275618093003" calcext:value-type="float">
            <text:p>80.5275618093003</text:p>
          </table:table-cell>
          <table:table-cell table:formula="of:=([.B31]*1000/3600)/3" office:value-type="float" office:value="7.45625572308337" calcext:value-type="float">
            <text:p>7.45625572308337</text:p>
          </table:table-cell>
          <table:table-cell table:style-name="ce1" table:formula="of:=[.C31]" office:value-type="float" office:value="7.4562557230833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$23]*[.A32]+[.B$24]" office:value-type="float" office:value="77.0532608398971" calcext:value-type="float">
            <text:p>77.0532608398971</text:p>
          </table:table-cell>
          <table:table-cell table:formula="of:=([.B32]*1000/3600)/3" office:value-type="float" office:value="7.13456118887936" calcext:value-type="float">
            <text:p>7.13456118887936</text:p>
          </table:table-cell>
          <table:table-cell table:style-name="ce1" table:formula="of:=[.C32]" office:value-type="float" office:value="7.13456118887936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$23]*[.A33]+[.B$24]" office:value-type="float" office:value="73.5789598704938" calcext:value-type="float">
            <text:p>73.5789598704938</text:p>
          </table:table-cell>
          <table:table-cell table:formula="of:=([.B33]*1000/3600)/3" office:value-type="float" office:value="6.81286665467536" calcext:value-type="float">
            <text:p>6.81286665467536</text:p>
          </table:table-cell>
          <table:table-cell table:style-name="ce1" table:formula="of:=[.C33]" office:value-type="float" office:value="6.81286665467536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B$23]*[.A34]+[.B$24]" office:value-type="float" office:value="70.1046589010906" calcext:value-type="float">
            <text:p>70.1046589010906</text:p>
          </table:table-cell>
          <table:table-cell table:formula="of:=([.B34]*1000/3600)/3" office:value-type="float" office:value="6.49117212047135" calcext:value-type="float">
            <text:p>6.49117212047135</text:p>
          </table:table-cell>
          <table:table-cell table:style-name="ce1" table:formula="of:=[.C34]" office:value-type="float" office:value="6.49117212047135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B$23]*[.A35]+[.B$24]" office:value-type="float" office:value="66.6303579316874" calcext:value-type="float">
            <text:p>66.6303579316874</text:p>
          </table:table-cell>
          <table:table-cell table:formula="of:=([.B35]*1000/3600)/3" office:value-type="float" office:value="6.16947758626735" calcext:value-type="float">
            <text:p>6.16947758626735</text:p>
          </table:table-cell>
          <table:table-cell table:style-name="ce1" table:formula="of:=[.C35]" office:value-type="float" office:value="6.16947758626735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B$23]*[.A36]+[.B$24]" office:value-type="float" office:value="63.1560569622841" calcext:value-type="float">
            <text:p>63.1560569622841</text:p>
          </table:table-cell>
          <table:table-cell table:formula="of:=([.B36]*1000/3600)/3" office:value-type="float" office:value="5.84778305206334" calcext:value-type="float">
            <text:p>5.84778305206334</text:p>
          </table:table-cell>
          <table:table-cell table:style-name="ce1" table:formula="of:=[.C36]" office:value-type="float" office:value="5.84778305206335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B$23]*[.A37]+[.B$24]" office:value-type="float" office:value="59.6817559928809" calcext:value-type="float">
            <text:p>59.6817559928809</text:p>
          </table:table-cell>
          <table:table-cell table:formula="of:=([.B37]*1000/3600)/3" office:value-type="float" office:value="5.52608851785934" calcext:value-type="float">
            <text:p>5.52608851785934</text:p>
          </table:table-cell>
          <table:table-cell table:style-name="ce1" table:formula="of:=[.C37]" office:value-type="float" office:value="5.52608851785934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23]*[.A38]+[.B$24]" office:value-type="float" office:value="56.2074550234776" calcext:value-type="float">
            <text:p>56.2074550234776</text:p>
          </table:table-cell>
          <table:table-cell table:formula="of:=([.B38]*1000/3600)/3" office:value-type="float" office:value="5.20439398365534" calcext:value-type="float">
            <text:p>5.20439398365534</text:p>
          </table:table-cell>
          <table:table-cell table:style-name="ce1" table:formula="of:=[.C38]" office:value-type="float" office:value="5.20439398365534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B$23]*[.A39]+[.B$24]" office:value-type="float" office:value="52.7331540540744" calcext:value-type="float">
            <text:p>52.7331540540744</text:p>
          </table:table-cell>
          <table:table-cell table:formula="of:=([.B39]*1000/3600)/3" office:value-type="float" office:value="4.88269944945133" calcext:value-type="float">
            <text:p>4.88269944945133</text:p>
          </table:table-cell>
          <table:table-cell table:style-name="ce1" table:formula="of:=[.C39]" office:value-type="float" office:value="4.88269944945133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B$23]*[.A40]+[.B$24]" office:value-type="float" office:value="49.2588530846711" calcext:value-type="float">
            <text:p>49.2588530846711</text:p>
          </table:table-cell>
          <table:table-cell table:formula="of:=([.B40]*1000/3600)/3" office:value-type="float" office:value="4.56100491524733" calcext:value-type="float">
            <text:p>4.56100491524733</text:p>
          </table:table-cell>
          <table:table-cell table:style-name="ce1" table:formula="of:=[.C40]" office:value-type="float" office:value="4.56100491524733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B$23]*[.A41]+[.B$24]" office:value-type="float" office:value="45.7845521152679" calcext:value-type="float">
            <text:p>45.7845521152679</text:p>
          </table:table-cell>
          <table:table-cell table:formula="of:=([.B41]*1000/3600)/3" office:value-type="float" office:value="4.23931038104332" calcext:value-type="float">
            <text:p>4.23931038104332</text:p>
          </table:table-cell>
          <table:table-cell table:style-name="ce1" table:formula="of:=[.C41]" office:value-type="float" office:value="4.23931038104332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B$23]*[.A42]+[.B$24]" office:value-type="float" office:value="42.3102511458646" calcext:value-type="float">
            <text:p>42.3102511458646</text:p>
          </table:table-cell>
          <table:table-cell table:formula="of:=([.B42]*1000/3600)/3" office:value-type="float" office:value="3.91761584683932" calcext:value-type="float">
            <text:p>3.91761584683932</text:p>
          </table:table-cell>
          <table:table-cell table:style-name="ce1" table:formula="of:=[.C42]" office:value-type="float" office:value="3.91761584683932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$23]*[.A43]+[.B$24]" office:value-type="float" office:value="38.8359501764614" calcext:value-type="float">
            <text:p>38.8359501764614</text:p>
          </table:table-cell>
          <table:table-cell table:formula="of:=([.B43]*1000/3600)/3" office:value-type="float" office:value="3.59592131263531" calcext:value-type="float">
            <text:p>3.59592131263531</text:p>
          </table:table-cell>
          <table:table-cell table:style-name="ce1" table:formula="of:=[.C43]" office:value-type="float" office:value="3.59592131263531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B$23]*[.A44]+[.B$24]" office:value-type="float" office:value="35.3616492070582" calcext:value-type="float">
            <text:p>35.3616492070582</text:p>
          </table:table-cell>
          <table:table-cell table:formula="of:=([.B44]*1000/3600)/3" office:value-type="float" office:value="3.27422677843131" calcext:value-type="float">
            <text:p>3.27422677843131</text:p>
          </table:table-cell>
          <table:table-cell table:style-name="ce1" table:formula="of:=[.C44]" office:value-type="float" office:value="3.27422677843131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B$23]*[.A45]+[.B$24]" office:value-type="float" office:value="31.8873482376549" calcext:value-type="float">
            <text:p>31.8873482376549</text:p>
          </table:table-cell>
          <table:table-cell table:formula="of:=([.B45]*1000/3600)/3" office:value-type="float" office:value="2.95253224422731" calcext:value-type="float">
            <text:p>2.95253224422731</text:p>
          </table:table-cell>
          <table:table-cell table:style-name="ce1" table:formula="of:=[.C45]" office:value-type="float" office:value="2.95253224422731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B$23]*[.A46]+[.B$24]" office:value-type="float" office:value="28.4130472682517" calcext:value-type="float">
            <text:p>28.4130472682517</text:p>
          </table:table-cell>
          <table:table-cell table:formula="of:=([.B46]*1000/3600)/3" office:value-type="float" office:value="2.6308377100233" calcext:value-type="float">
            <text:p>2.6308377100233</text:p>
          </table:table-cell>
          <table:table-cell table:style-name="ce1" table:formula="of:=[.C46]" office:value-type="float" office:value="2.630837710023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B$23]*[.A47]+[.B$24]" office:value-type="float" office:value="24.9387462988484" calcext:value-type="float">
            <text:p>24.9387462988484</text:p>
          </table:table-cell>
          <table:table-cell table:formula="of:=([.B47]*1000/3600)/3" office:value-type="float" office:value="2.3091431758193" calcext:value-type="float">
            <text:p>2.3091431758193</text:p>
          </table:table-cell>
          <table:table-cell table:style-name="ce1" table:formula="of:=[.C47]" office:value-type="float" office:value="2.3091431758193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23]*[.A48]+[.B$24]" office:value-type="float" office:value="21.4644453294452" calcext:value-type="float">
            <text:p>21.4644453294452</text:p>
          </table:table-cell>
          <table:table-cell table:formula="of:=([.B48]*1000/3600)/3" office:value-type="float" office:value="1.98744864161529" calcext:value-type="float">
            <text:p>1.98744864161529</text:p>
          </table:table-cell>
          <table:table-cell table:style-name="ce1" table:formula="of:=[.C48]" office:value-type="float" office:value="1.98744864161529" calcext:value-type="float">
            <text:p>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E2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1" number:min-decimal-places="1" number:min-integer-digits="1" number:grouping="true"/>
    </number:number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8:05:27.072373135</meta:creation-date>
    <dc:date>2023-02-21T15:35:54.444680103</dc:date>
    <meta:editing-duration>PT1H33M59S</meta:editing-duration>
    <meta:editing-cycles>8</meta:editing-cycles>
    <meta:generator>LibreOffice/7.3.5.2$Linux_X86_64 LibreOffice_project/30$Build-2</meta:generator>
    <meta:document-statistic meta:table-count="1" meta:cell-count="22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79cm" svg:y="0.316cm" chart:style-name="ch2">
          <text:p>Estimated Maximum Speed to Curvature</text:p>
        </chart:title>
        <chart:plot-area chart:style-name="ch3" table:cell-range-address="Sheet1.A28:Sheet1.B48" svg:x="1.321cm" svg:y="1.301cm" svg:width="14.359cm" svg:height="6.548cm">
          <chart:coordinate-region svg:x="2.144cm" svg:y="1.503cm" svg:width="13.154cm" svg:height="5.693cm"/>
          <chart:axis chart:dimension="x" chart:name="primary-x" chart:style-name="ch4">
            <chart:title svg:x="7.755cm" svg:y="8.029cm" chart:style-name="ch5">
              <text:p>Curvature</text:p>
            </chart:title>
          </chart:axis>
          <chart:axis chart:dimension="y" chart:name="primary-y" chart:style-name="ch6">
            <chart:title svg:x="0.451cm" svg:y="5.786cm" chart:style-name="ch7">
              <text:p>maximum Speed</text:p>
            </chart:title>
            <chart:grid chart:style-name="ch8" chart:class="major"/>
          </chart:axis>
          <chart:series chart:style-name="ch9" chart:values-cell-range-address="Sheet1.B28:Sheet1.B48" chart:class="chart:scatter">
            <chart:domain table:cell-range-address="Sheet1.A28:Sheet1.A48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8</svg:desc>
                </draw:g>
              </table:table-cell>
              <table:table-cell office:value-type="float" office:value="90.9504647175101">
                <text:p>90.9504647175101</text:p>
                <draw:g>
                  <svg:desc>Sheet1.B28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7.4761637481068">
                <text:p>87.4761637481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84.0018627787036">
                <text:p>84.0018627787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80.5275618093003">
                <text:p>80.5275618093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77.0532608398971">
                <text:p>77.0532608398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73.5789598704938">
                <text:p>73.5789598704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70.1046589010906">
                <text:p>70.1046589010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66.6303579316874">
                <text:p>66.63035793168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63.1560569622841">
                <text:p>63.1560569622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59.6817559928809">
                <text:p>59.6817559928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6.2074550234776">
                <text:p>56.2074550234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52.7331540540744">
                <text:p>52.7331540540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49.2588530846711">
                <text:p>49.2588530846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45.7845521152679">
                <text:p>45.7845521152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42.3102511458646">
                <text:p>42.3102511458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38.8359501764614">
                <text:p>38.83595017646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35.3616492070582">
                <text:p>35.3616492070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31.8873482376549">
                <text:p>31.8873482376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28.4130472682517">
                <text:p>28.4130472682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24.9387462988484">
                <text:p>24.9387462988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21.4644453294452">
                <text:p>21.4644453294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>
      <style:text-properties fo:font-size="12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296cm" svg:height="14.752cm" xlink:href=".." xlink:type="simple" chart:class="chart:scatter" chart:style-name="ch1">
        <chart:title svg:x="12.582cm" svg:y="0.431cm" chart:style-name="ch2">
          <text:p>Scatterplot Maximum Speed to Curvature</text:p>
        </chart:title>
        <chart:legend chart:legend-position="end" svg:x="28.978cm" svg:y="6.348cm" style:legend-expansion="high" chart:style-name="ch3"/>
        <chart:plot-area chart:style-name="ch4" table:cell-range-address="Sheet1.A2:Sheet1.C21 Sheet1.B1:Sheet1.C1" chart:data-source-has-labels="row" svg:x="1.983cm" svg:y="1.573cm" svg:width="26.31cm" svg:height="11.616cm">
          <chart:coordinate-region svg:x="2.806cm" svg:y="1.775cm" svg:width="25.103cm" svg:height="10.761cm"/>
          <chart:axis chart:dimension="x" chart:name="primary-x" chart:style-name="ch5">
            <chart:title svg:x="12.689cm" svg:y="13.485cm" chart:style-name="ch6">
              <text:p>normalized Curvature</text:p>
            </chart:title>
          </chart:axis>
          <chart:axis chart:dimension="y" chart:name="primary-y" chart:style-name="ch7">
            <chart:title svg:x="0.451cm" svg:y="9.301cm" chart:style-name="ch8">
              <text:p>estimated Speed</text:p>
            </chart:title>
            <chart:grid chart:style-name="ch9" chart:class="major"/>
          </chart:axis>
          <chart:series chart:style-name="ch10" chart:values-cell-range-address="Sheet1.B2:Sheet1.B21" chart:label-cell-address="Sheet1.B1:Sheet1.B1" chart:class="chart:scatter">
            <chart:domain table:cell-range-address="Sheet1.A2:Sheet1.A21"/>
            <chart:regression-curve chart:style-name="ch11">
              <chart:equation chart:display-equation="true" chart:display-r-square="true" svg:x="28.816cm" svg:y="8.686cm" chart:style-name="ch12"/>
            </chart:regression-curve>
            <chart:data-point chart:repeated="20"/>
          </chart:series>
          <chart:series chart:style-name="ch13" chart:values-cell-range-address="Sheet1.C2:Sheet1.C21" chart:label-cell-address="Sheet1.C1:Sheet1.C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Jonathan</text:p>
                <draw:g>
                  <svg:desc>Sheet1.B1:Sheet1.B1</svg:desc>
                </draw:g>
              </table:table-cell>
              <table:table-cell office:value-type="string">
                <text:p>Panteli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8">
                <text:p>1028</text:p>
                <draw:g>
                  <svg:desc>Sheet1.A2:Sheet1.A21</svg:desc>
                </draw:g>
              </table:table-cell>
              <table:table-cell office:value-type="float" office:value="50">
                <text:p>50</text:p>
                <draw:g>
                  <svg:desc>Sheet1.B2:Sheet1.B21</svg:desc>
                </draw:g>
              </table:table-cell>
              <table:table-cell office:value-type="float" office:value="50">
                <text:p>50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4">
                <text:p>1064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4">
                <text:p>1144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0">
                <text:p>111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0">
                <text:p>116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8">
                <text:p>338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0">
                <text:p>46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2">
                <text:p>482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6">
                <text:p>436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7">
                <text:p>477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4">
                <text:p>494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">
                <text:p>445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2">
                <text:p>602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">
                <text:p>657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0">
                <text:p>62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0">
                <text:p>7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0">
                <text:p>77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0">
                <text:p>7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6">
                <text:p>81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5">
                <text:p>86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